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alibri" fo:font-size="14pt" style:font-size-asian="14pt" style:font-size-complex="14pt"/>
    </style:style>
    <style:style style:name="P2" style:parent-style-name="PlainText" style:family="paragraph">
      <style:text-properties style:font-name="Calibri" fo:font-size="14pt" style:font-size-asian="14pt" style:font-size-complex="14pt"/>
    </style:style>
    <style:style style:name="P3" style:parent-style-name="PlainText" style:family="paragraph">
      <style:text-properties style:font-name="Calibri" fo:font-size="14pt" style:font-size-asian="14pt" style:font-size-complex="14pt"/>
    </style:style>
    <style:style style:name="P4" style:parent-style-name="PlainText" style:family="paragraph">
      <style:text-properties style:font-name="Calibri" fo:font-size="14pt" style:font-size-asian="14pt" style:font-size-complex="14pt"/>
    </style:style>
    <style:style style:name="P5" style:parent-style-name="PlainText" style:family="paragraph">
      <style:text-properties style:font-name="Calibri" fo:font-size="14pt" style:font-size-asian="14pt" style:font-size-complex="14pt"/>
    </style:style>
    <style:style style:name="P6" style:parent-style-name="PlainText" style:family="paragraph">
      <style:text-properties style:font-name="Calibri" fo:font-size="14pt" style:font-size-asian="14pt" style:font-size-complex="14pt"/>
    </style:style>
    <style:style style:name="T7" style:parent-style-name="DefaultParagraphFont" style:family="text">
      <style:text-properties style:font-name="Calibri" fo:font-size="14pt" style:font-size-asian="14pt" style:font-size-complex="14pt"/>
    </style:style>
    <style:style style:name="T8" style:parent-style-name="DefaultParagraphFont" style:family="text">
      <style:text-properties style:font-name="Calibri" fo:font-size="14pt" style:font-size-asian="14pt" style:font-size-complex="14pt"/>
    </style:style>
    <style:style style:name="T9" style:parent-style-name="DefaultParagraphFont" style:family="text">
      <style:text-properties style:font-name="Calibri" fo:font-size="14pt" style:font-size-asian="14pt" style:font-size-complex="14pt"/>
    </style:style>
    <style:style style:name="T10" style:parent-style-name="DefaultParagraphFont" style:family="text">
      <style:text-properties style:font-name="Calibri" fo:font-size="14pt" style:font-size-asian="14pt" style:font-size-complex="14pt"/>
    </style:style>
    <style:style style:name="P11" style:parent-style-name="Standard" style:list-style-name="WWNum1" style:family="paragraph">
      <style:paragraph-properties fo:margin-bottom="0in" fo:line-height="100%"/>
    </style:style>
    <style:style style:name="T12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3" style:parent-style-name="Standard" style:list-style-name="WWNum1" style:family="paragraph">
      <style:paragraph-properties fo:margin-bottom="0in" fo:line-height="100%"/>
    </style:style>
    <style:style style:name="T14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5" style:parent-style-name="Standard" style:list-style-name="WWNum1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7" style:parent-style-name="Standard" style:list-style-name="WWNum1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19" style:parent-style-name="Standard" style:list-style-name="WWNum1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T21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2" style:parent-style-name="Standard" style:list-style-name="WWNum1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fo:color="#000000" fo:font-size="14pt" style:font-size-asian="14pt" style:font-size-complex="14pt"/>
    </style:style>
    <style:style style:name="P24" style:parent-style-name="PlainText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Calibri" fo:font-size="14pt" style:font-size-asian="14pt" style:font-size-complex="14pt"/>
    </style:style>
    <style:style style:name="T26" style:parent-style-name="DefaultParagraphFont" style:family="text">
      <style:text-properties style:font-name="Calibri" fo:font-size="14pt" style:font-size-asian="14pt" style:font-size-complex="14pt"/>
    </style:style>
    <style:style style:name="T27" style:parent-style-name="DefaultParagraphFont" style:family="text">
      <style:text-properties style:font-name="Calibri" fo:font-size="14pt" style:font-size-asian="14pt" style:font-size-complex="14pt"/>
    </style:style>
    <style:style style:name="T28" style:parent-style-name="DefaultParagraphFont" style:family="text">
      <style:text-properties style:font-name="Calibri" fo:font-size="14pt" style:font-size-asian="14pt" style:font-size-complex="14pt"/>
    </style:style>
    <style:style style:name="T29" style:parent-style-name="DefaultParagraphFont" style:family="text">
      <style:text-properties style:font-name="Calibri" fo:font-size="14pt" style:font-size-asian="14pt" style:font-size-complex="14pt"/>
    </style:style>
    <style:style style:name="T30" style:parent-style-name="DefaultParagraphFont" style:family="text">
      <style:text-properties style:font-name="Calibri" fo:font-size="14pt" style:font-size-asian="14pt" style:font-size-complex="14pt"/>
    </style:style>
    <style:style style:name="T31" style:parent-style-name="DefaultParagraphFont" style:family="text">
      <style:text-properties style:font-name="Calibri" fo:font-size="14pt" style:font-size-asian="14pt" style:font-size-complex="14pt"/>
    </style:style>
    <style:style style:name="T32" style:parent-style-name="DefaultParagraphFont" style:family="text">
      <style:text-properties style:font-name="Calibri" fo:font-size="14pt" style:font-size-asian="14pt" style:font-size-complex="14pt"/>
    </style:style>
    <style:style style:name="T33" style:parent-style-name="DefaultParagraphFont" style:family="text">
      <style:text-properties style:font-name="Calibri" fo:font-size="14pt" style:font-size-asian="14pt" style:font-size-complex="14pt"/>
    </style:style>
    <style:style style:name="T34" style:parent-style-name="DefaultParagraphFont" style:family="text">
      <style:text-properties style:font-name="Calibri" fo:font-size="14pt" style:font-size-asian="14pt" style:font-size-complex="14pt"/>
    </style:style>
    <style:style style:name="T35" style:parent-style-name="DefaultParagraphFont" style:family="text">
      <style:text-properties style:font-name="Calibri" fo:font-size="14pt" style:font-size-asian="14pt" style:font-size-complex="14pt"/>
    </style:style>
    <style:style style:name="T36" style:parent-style-name="DefaultParagraphFont" style:family="text">
      <style:text-properties style:font-name="Calibri" fo:font-size="14pt" style:font-size-asian="14pt" style:font-size-complex="14pt"/>
    </style:style>
    <style:style style:name="T37" style:parent-style-name="DefaultParagraphFont" style:family="text">
      <style:text-properties style:font-name="Calibri" fo:font-size="14pt" style:font-size-asian="14pt" style:font-size-complex="14pt"/>
    </style:style>
    <style:style style:name="T38" style:parent-style-name="DefaultParagraphFont" style:family="text">
      <style:text-properties style:font-name="Calibri" fo:font-size="14pt" style:font-size-asian="14pt" style:font-size-complex="14pt"/>
    </style:style>
    <style:style style:name="T39" style:parent-style-name="DefaultParagraphFont" style:family="text">
      <style:text-properties style:font-name="Calibri" fo:font-size="14pt" style:font-size-asian="14pt" style:font-size-complex="14pt"/>
    </style:style>
    <style:style style:name="P40" style:parent-style-name="PlainText" style:family="paragraph">
      <style:text-properties style:font-name="Calibri" fo:font-size="14pt" style:font-size-asian="14pt" style:font-size-complex="14pt"/>
    </style:style>
    <style:style style:name="T41" style:parent-style-name="DefaultParagraphFont" style:family="text">
      <style:text-properties style:font-name="Calibri" fo:font-size="14pt" style:font-size-asian="14pt" style:font-size-complex="14pt"/>
    </style:style>
    <style:style style:name="T42" style:parent-style-name="DefaultParagraphFont" style:family="text">
      <style:text-properties style:font-name="Calibri" fo:font-size="14pt" style:font-size-asian="14pt" style:font-size-complex="14pt"/>
    </style:style>
    <style:style style:name="T43" style:parent-style-name="DefaultParagraphFont" style:family="text">
      <style:text-properties style:font-name="Calibri" fo:font-size="14pt" style:font-size-asian="14pt" style:font-size-complex="14pt"/>
    </style:style>
    <style:style style:name="T44" style:parent-style-name="DefaultParagraphFont" style:family="text">
      <style:text-properties style:font-name="Calibri" fo:font-size="14pt" style:font-size-asian="14pt" style:font-size-complex="14pt"/>
    </style:style>
    <style:style style:name="T45" style:parent-style-name="DefaultParagraphFont" style:family="text">
      <style:text-properties style:font-name="Calibri" fo:font-size="14pt" style:font-size-asian="14pt" style:font-size-complex="14pt"/>
    </style:style>
    <style:style style:name="T46" style:parent-style-name="DefaultParagraphFont" style:family="text">
      <style:text-properties style:font-name="Calibri" fo:font-size="14pt" style:font-size-asian="14pt" style:font-size-complex="14pt"/>
    </style:style>
    <style:style style:name="T47" style:parent-style-name="DefaultParagraphFont" style:family="text">
      <style:text-properties style:font-name="Calibri" fo:font-size="14pt" style:font-size-asian="14pt" style:font-size-complex="14pt"/>
    </style:style>
    <style:style style:name="P48" style:parent-style-name="PlainText" style:family="paragraph">
      <style:text-properties style:font-name="Calibri" fo:font-size="14pt" style:font-size-asian="14pt" style:font-size-complex="14pt"/>
    </style:style>
    <style:style style:name="T49" style:parent-style-name="DefaultParagraphFont" style:family="text">
      <style:text-properties style:font-name="Calibri" fo:font-size="14pt" style:font-size-asian="14pt" style:font-size-complex="14pt"/>
    </style:style>
    <style:style style:name="T50" style:parent-style-name="DefaultParagraphFont" style:family="text">
      <style:text-properties style:font-name="Calibri" fo:font-size="14pt" style:font-size-asian="14pt" style:font-size-complex="14pt"/>
    </style:style>
    <style:style style:name="T51" style:parent-style-name="DefaultParagraphFont" style:family="text">
      <style:text-properties style:font-name="Calibri" fo:font-size="14pt" style:font-size-asian="14pt" style:font-size-complex="14pt"/>
    </style:style>
    <style:style style:name="T52" style:parent-style-name="DefaultParagraphFont" style:family="text">
      <style:text-properties style:font-name="Calibri" fo:font-size="14pt" style:font-size-asian="14pt" style:font-size-complex="14pt"/>
    </style:style>
    <style:style style:name="T53" style:parent-style-name="DefaultParagraphFont" style:family="text">
      <style:text-properties style:font-name="Calibri" fo:font-size="14pt" style:font-size-asian="14pt" style:font-size-complex="14pt"/>
    </style:style>
    <style:style style:name="T54" style:parent-style-name="DefaultParagraphFont" style:family="text">
      <style:text-properties style:font-name="Calibri" fo:font-size="14pt" style:font-size-asian="14pt" style:font-size-complex="14pt"/>
    </style:style>
    <style:style style:name="T55" style:parent-style-name="DefaultParagraphFont" style:family="text">
      <style:text-properties style:font-name="Calibri" fo:font-size="14pt" style:font-size-asian="14pt" style:font-size-complex="14pt"/>
    </style:style>
    <style:style style:name="T56" style:parent-style-name="DefaultParagraphFont" style:family="text">
      <style:text-properties style:font-name="Calibri" fo:font-size="14pt" style:font-size-asian="14pt" style:font-size-complex="14pt"/>
    </style:style>
    <style:style style:name="T57" style:parent-style-name="DefaultParagraphFont" style:family="text">
      <style:text-properties style:font-name="Calibri" fo:font-size="14pt" style:font-size-asian="14pt" style:font-size-complex="14pt"/>
    </style:style>
    <style:style style:name="T58" style:parent-style-name="DefaultParagraphFont" style:family="text">
      <style:text-properties style:font-name="Calibri" fo:font-size="14pt" style:font-size-asian="14pt" style:font-size-complex="14pt"/>
    </style:style>
    <style:style style:name="T59" style:parent-style-name="DefaultParagraphFont" style:family="text">
      <style:text-properties style:font-name="Calibri" fo:font-size="14pt" style:font-size-asian="14pt" style:font-size-complex="14pt"/>
    </style:style>
    <style:style style:name="T60" style:parent-style-name="DefaultParagraphFont" style:family="text">
      <style:text-properties style:font-name="Calibri" fo:font-size="14pt" style:font-size-asian="14pt" style:font-size-complex="14pt"/>
    </style:style>
    <style:style style:name="T61" style:parent-style-name="DefaultParagraphFont" style:family="text">
      <style:text-properties style:font-name="Calibri" fo:font-size="14pt" style:font-size-asian="14pt" style:font-size-complex="14pt"/>
    </style:style>
    <style:style style:name="T62" style:parent-style-name="DefaultParagraphFont" style:family="text">
      <style:text-properties style:font-name="Calibri" fo:font-size="14pt" style:font-size-asian="14pt" style:font-size-complex="14pt"/>
    </style:style>
    <style:style style:name="T63" style:parent-style-name="DefaultParagraphFont" style:family="text">
      <style:text-properties style:font-name="Calibri" fo:font-size="14pt" style:font-size-asian="14pt" style:font-size-complex="14pt"/>
    </style:style>
    <style:style style:name="T64" style:parent-style-name="DefaultParagraphFont" style:family="text">
      <style:text-properties style:font-name="Calibri" fo:font-size="14pt" style:font-size-asian="14pt" style:font-size-complex="14pt"/>
    </style:style>
    <style:style style:name="T65" style:parent-style-name="DefaultParagraphFont" style:family="text">
      <style:text-properties style:font-name="Calibri" fo:font-size="14pt" style:font-size-asian="14pt" style:font-size-complex="14pt"/>
    </style:style>
  </office:automatic-styles>
  <office:body>
    <office:text text:use-soft-page-breaks="true">
      <text:p text:style-name="P1">2.8.8 (10/10/20)</text:p>
      <text:p text:style-name="P2">-fix: RX and TX antenna selection controls on console</text:p>
      <text:p text:style-name="P3">-fix: VAC devices not showing in international versions of Windows 10</text:p>
      <text:p text:style-name="P4">-add: VAC Buffer Size of ‘64’<text:s/></text:p>
      <text:p text:style-name="P5">-update: world map in Spot</text:p>
      <text:p text:style-name="P6">-update: time servers in Spot</text:p>
      <text:p text:style-name="PlainText"><text:span text:style-name="T7">2.8.7 (10/7/20)</text:span></text:p>
      <text:p text:style-name="PlainText"><text:span text:style-name="T8"><text:s/>- fix: Antenna selection not working<text:s/></text:span><text:span text:style-name="T9">properly</text:span></text:p>
      <text:p text:style-name="PlainText"><text:span text:style-name="T10">2.8.6 (10/6/20)</text:span></text:p>
      <text:list text:style-name="WWNum1">
        <text:list-item>
          <text:p text:style-name="P11"><text:span text:style-name="T12">add: protocol 1 compatibility up to 192k sampling rate</text:span></text:p>
        </text:list-item>
        <text:list-item>
          <text:p text:style-name="P13"><text:span text:style-name="T14">fix: mic mute state restored on new session</text:span></text:p>
        </text:list-item>
        <text:list-item>
          <text:p text:style-name="P15"><text:span text:style-name="T16">fix: prevent band change during transmit</text:span></text:p>
        </text:list-item>
        <text:list-item>
          <text:p text:style-name="P17"><text:span text:style-name="T18">add: extended diversity cat commands to midi2cat</text:span></text:p>
        </text:list-item>
        <text:list-item>
          <text:p text:style-name="P19"><text:span text:style-name="T20">add: shortcuts for all documents in Start<text:s/></text:span><text:span text:style-name="T21">Menu</text:span></text:p>
        </text:list-item>
        <text:list-item>
          <text:p text:style-name="P22"><text:span text:style-name="T23">fix: LPF/HPF menu missing for model 100D</text:span></text:p>
        </text:list-item>
      </text:list>
      <text:p text:style-name="P24"/>
      <text:p text:style-name="PlainText"><text:span text:style-name="T25">2.7.0(a3) (3/1/20)</text:span></text:p>
      <text:p text:style-name="PlainText"><text:span text:style-name="T26">- change: database txprofile and deftxprofile table code duplication removed</text:span></text:p>
      <text:p text:style-name="PlainText"><text:span text:style-name="T27">- change: removed txtMeterOffset + txtDisplayOffset from setupform, not used</text:span></text:p>
      <text:p text:style-name="PlainText"><text:span text:style-name="T28">- change: txtOverload on<text:s/></text:span><text:span text:style-name="T29">console form now thread safe</text:span></text:p>
      <text:p text:style-name="PlainText"><text:span text:style-name="T30">- change: cat error now includes cat number in error message</text:span></text:p>
      <text:p text:style-name="PlainText"><text:span text:style-name="T31">- fix: 60m band selection now works when using extended country.</text:span></text:p>
      <text:p text:style-name="PlainText"><text:span text:style-name="T32">Extended country did not consider region1 default 60m frequency of</text:span></text:p>
      <text:p text:style-name="PlainText"><text:span text:style-name="T33">5.25MHz inside the 60m band (funct</text:span><text:span text:style-name="T34">ion BandByFreq)</text:span></text:p>
      <text:p text:style-name="PlainText"><text:span text:style-name="T35">- fix: filters (and modes) were not being restored from database</text:span></text:p>
      <text:p text:style-name="PlainText"><text:span text:style-name="T36">correctly on startup. Fixes the issue where a filter name was not</text:span></text:p>
      <text:p text:style-name="PlainText"><text:span text:style-name="T37">displayed if RX2 was being shown at startup</text:span></text:p>
      <text:p text:style-name="PlainText"><text:span text:style-name="T38">- add: version checking for cmaster, wdsp and portaudio dll’s add</text:span><text:span text:style-name="T39">ed</text:span></text:p>
      <text:p text:style-name="P40"/>
      <text:p text:style-name="PlainText"><text:span text:style-name="T41">(3/1/20) (a2)</text:span></text:p>
      <text:p text:style-name="PlainText"><text:span text:style-name="T42">- fix: path illustrator not working for 100B + 200D radios</text:span></text:p>
      <text:p text:style-name="PlainText"><text:span text:style-name="T43">- change: change event delayed on comboRadioModel during initialisation.</text:span></text:p>
      <text:p text:style-name="PlainText"><text:span text:style-name="T44">Potential fix for issue reported by wa1oxt and object not set to</text:span></text:p>
      <text:p text:style-name="PlainText"><text:span text:style-name="T45">instance of object inside SetComboPreampF</text:span><text:span text:style-name="T46">orHPSDR</text:span></text:p>
      <text:p text:style-name="PlainText"><text:span text:style-name="T47">- fix: couple of setupform singleton issues fixed</text:span></text:p>
      <text:p text:style-name="P48"/>
      <text:p text:style-name="PlainText"><text:span text:style-name="T49">(3/1/20) (a1)</text:span></text:p>
      <text:p text:style-name="PlainText"><text:span text:style-name="T50">- fix: only tune outside spectral area was being incorrectly used in</text:span></text:p>
      <text:p text:style-name="PlainText"><text:span text:style-name="T51">keypress shortcut code</text:span></text:p>
      <text:p text:style-name="PlainText"><text:span text:style-name="T52">- add: up/down/left/right cursors now trapped in main console and can</text:span></text:p>
      <text:p text:style-name="PlainText"><text:span text:style-name="T53">now be used in<text:s/></text:span><text:span text:style-name="T54">keyboard shortcuts</text:span></text:p>
      <text:p text:style-name="PlainText"><text:span text:style-name="T55">- change: setup form object now accessed via a singleton in console.cs</text:span></text:p>
      <text:p text:style-name="PlainText"><text:span text:style-name="T56">- change: refactored all code relating to right click controls to</text:span></text:p>
      <text:p text:style-name="PlainText"><text:span text:style-name="T57">quickly show relevant setup tab(s), and moved specifics into setupform</text:span></text:p>
      <text:p text:style-name="PlainText"><text:span text:style-name="T58">- add: code to move from old<text:s/></text:span><text:span text:style-name="T59">radiobutton radio selection, to new</text:span></text:p>
      <text:p text:style-name="PlainText"><text:span text:style-name="T60">combobox drop down when importing old DB. Prevents users from importing</text:span></text:p>
      <text:p text:style-name="PlainText"><text:span text:style-name="T61">from 2.6.x to 2.7.0 and wondering why everything is broken</text:span></text:p>
      <text:p text:style-name="PlainText"><text:span text:style-name="T62">- change: moved assembly version code to Common class, and is now used</text:span></text:p>
      <text:p text:style-name="PlainText"><text:span text:style-name="T63">by<text:s/></text:span><text:span text:style-name="T64">console.cs, titlebar.cs and catcommands.cs. Removes multiple</text:span></text:p>
      <text:p text:style-name="PlainText"><text:span text:style-name="T65">implementatio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PlainText" style:display-name="Plain Text" style:family="paragraph" style:parent-style-name="Standard">
      <style:paragraph-properties fo:margin-bottom="0in" fo:line-height="100%"/>
      <style:text-properties style:font-name="Consolas" style:font-name-asian="Times New Roman" style:font-name-complex="Calibri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Calibri" fo:font-size="10.5pt" style:font-size-asian="10.5pt" style:font-size-complex="10.5pt"/>
    </style:style>
    <style:style style:name="ListLabel1" style:display-name="ListLabel 1" style:family="text">
      <style:text-properties style:font-name-asian="Times New Roman" style:font-name-complex="Calibri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style:font-name-complex="Calibri" fo:font-size="14pt" style:font-size-asian="14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Symbol"/>
    </style:style>
    <style:style style:name="NumberingSymbols" style:display-name="Numbering Symbols" style:family="text"/>
    <style:style style:name="WW_CharLFO1LVL1" style:family="text">
      <style:text-properties style:font-name="Consolas" style:font-name-complex="Calibri" fo:font-size="14pt" style:font-size-asian="14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ola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5in" fo:margin-left="1in" fo:margin-bottom="0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ug</meta:initial-creator>
    <dc:creator>Doug</dc:creator>
    <meta:creation-date>2020-09-07T18:17:00Z</meta:creation-date>
    <dc:date>2020-10-11T14:31:00Z</dc:date>
    <meta:template xlink:href="Normal.dotm" xlink:type="simple"/>
    <meta:editing-cycles>6</meta:editing-cycles>
    <meta:editing-duration>PT180S</meta:editing-duration>
    <meta:document-statistic meta:page-count="1" meta:paragraph-count="4" meta:word-count="354" meta:character-count="2372" meta:row-count="16" meta:non-whitespace-character-count="2022"/>
  </office:meta>
</office:document-meta>
</file>